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3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5224" calcext:value-type="float">
            <text:p><text:s text:c="3"/>95,224</text:p>
          </table:table-cell>
          <table:table-cell table:style-name="ce36" office:value-type="float" office:value="3220" calcext:value-type="float">
            <text:p><text:s text:c="3"/>3,220</text:p>
          </table:table-cell>
          <table:table-cell table:style-name="ce36" office:value-type="float" office:value="8876" calcext:value-type="float">
            <text:p><text:s text:c="3"/>8,876</text:p>
          </table:table-cell>
          <table:table-cell table:style-name="ce36" office:value-type="float" office:value="6225" calcext:value-type="float">
            <text:p><text:s text:c="3"/>6,225</text:p>
          </table:table-cell>
          <table:table-cell table:style-name="ce36" office:value-type="float" office:value="3216" calcext:value-type="float">
            <text:p><text:s text:c="3"/>3,216</text:p>
          </table:table-cell>
          <table:table-cell table:style-name="ce36" office:value-type="float" office:value="2056" calcext:value-type="float">
            <text:p><text:s text:c="3"/>2,056</text:p>
          </table:table-cell>
          <table:table-cell table:style-name="ce36" office:value-type="float" office:value="3414" calcext:value-type="float">
            <text:p><text:s text:c="3"/>3,414</text:p>
          </table:table-cell>
          <table:table-cell table:style-name="ce36" office:value-type="float" office:value="10547" calcext:value-type="float">
            <text:p><text:s text:c="3"/>10,547</text:p>
          </table:table-cell>
          <table:table-cell table:style-name="ce36" office:value-type="float" office:value="321" calcext:value-type="float">
            <text:p><text:s text:c="3"/>321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027" calcext:value-type="float">
            <text:p><text:s text:c="3"/>7,027</text:p>
          </table:table-cell>
          <table:table-cell table:style-name="ce36" office:value-type="float" office:value="48189" calcext:value-type="float">
            <text:p><text:s text:c="3"/>48,189</text:p>
          </table:table-cell>
          <table:table-cell table:style-name="ce36" office:value-type="float" office:value="2124" calcext:value-type="float">
            <text:p><text:s text:c="3"/>2,12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94293" calcext:value-type="float">
            <text:p><text:s text:c="3"/>94,293</text:p>
          </table:table-cell>
          <table:table-cell table:style-name="ce36" office:value-type="float" office:value="4430" calcext:value-type="float">
            <text:p><text:s text:c="3"/>4,430</text:p>
          </table:table-cell>
          <table:table-cell table:style-name="ce36" office:value-type="float" office:value="8115" calcext:value-type="float">
            <text:p><text:s text:c="3"/>8,115</text:p>
          </table:table-cell>
          <table:table-cell table:style-name="ce36" office:value-type="float" office:value="7010" calcext:value-type="float">
            <text:p><text:s text:c="3"/>7,010</text:p>
          </table:table-cell>
          <table:table-cell table:style-name="ce36" office:value-type="float" office:value="3787" calcext:value-type="float">
            <text:p><text:s text:c="3"/>3,787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2954" calcext:value-type="float">
            <text:p><text:s text:c="3"/>2,954</text:p>
          </table:table-cell>
          <table:table-cell table:style-name="ce36" office:value-type="float" office:value="9526" calcext:value-type="float">
            <text:p><text:s text:c="3"/>9,526</text:p>
          </table:table-cell>
          <table:table-cell table:style-name="ce36" office:value-type="float" office:value="998" calcext:value-type="float">
            <text:p><text:s text:c="3"/>99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025" calcext:value-type="float">
            <text:p><text:s text:c="3"/>7,025</text:p>
          </table:table-cell>
          <table:table-cell table:style-name="ce36" office:value-type="float" office:value="48171" calcext:value-type="float">
            <text:p><text:s text:c="3"/>48,17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7" office:value-type="float" office:value="931" calcext:value-type="float">
            <text:p>931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2992" calcext:value-type="float">
            <text:p><text:s text:c="3"/>42,992</text:p>
          </table:table-cell>
          <table:table-cell table:style-name="ce36" office:value-type="float" office:value="1538" calcext:value-type="float">
            <text:p><text:s text:c="3"/>1,538</text:p>
          </table:table-cell>
          <table:table-cell table:style-name="ce36" office:value-type="float" office:value="4253" calcext:value-type="float">
            <text:p><text:s text:c="3"/>4,253</text:p>
          </table:table-cell>
          <table:table-cell table:style-name="ce36" office:value-type="float" office:value="2927" calcext:value-type="float">
            <text:p><text:s text:c="3"/>2,927</text:p>
          </table:table-cell>
          <table:table-cell table:style-name="ce36" office:value-type="float" office:value="1450" calcext:value-type="float">
            <text:p><text:s text:c="3"/>1,450</text:p>
          </table:table-cell>
          <table:table-cell table:style-name="ce36" office:value-type="float" office:value="919" calcext:value-type="float">
            <text:p><text:s text:c="3"/>919</text:p>
          </table:table-cell>
          <table:table-cell table:style-name="ce36" office:value-type="float" office:value="1576" calcext:value-type="float">
            <text:p><text:s text:c="3"/>1,576</text:p>
          </table:table-cell>
          <table:table-cell table:style-name="ce36" office:value-type="float" office:value="4748" calcext:value-type="float">
            <text:p><text:s text:c="3"/>4,748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24" calcext:value-type="float">
            <text:p><text:s text:c="3"/>3,224</text:p>
          </table:table-cell>
          <table:table-cell table:style-name="ce36" office:value-type="float" office:value="21721" calcext:value-type="float">
            <text:p><text:s text:c="3"/>21,721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2946" calcext:value-type="float">
            <text:p><text:s text:c="3"/>42,946</text:p>
          </table:table-cell>
          <table:table-cell table:style-name="ce36" office:value-type="float" office:value="1973" calcext:value-type="float">
            <text:p><text:s text:c="3"/>1,973</text:p>
          </table:table-cell>
          <table:table-cell table:style-name="ce36" office:value-type="float" office:value="3638" calcext:value-type="float">
            <text:p><text:s text:c="3"/>3,638</text:p>
          </table:table-cell>
          <table:table-cell table:style-name="ce36" office:value-type="float" office:value="3260" calcext:value-type="float">
            <text:p><text:s text:c="3"/>3,260</text:p>
          </table:table-cell>
          <table:table-cell table:style-name="ce36" office:value-type="float" office:value="1694" calcext:value-type="float">
            <text:p><text:s text:c="3"/>1,694</text:p>
          </table:table-cell>
          <table:table-cell table:style-name="ce36" office:value-type="float" office:value="988" calcext:value-type="float">
            <text:p><text:s text:c="3"/>988</text:p>
          </table:table-cell>
          <table:table-cell table:style-name="ce36" office:value-type="float" office:value="1344" calcext:value-type="float">
            <text:p><text:s text:c="3"/>1,344</text:p>
          </table:table-cell>
          <table:table-cell table:style-name="ce36" office:value-type="float" office:value="4606" calcext:value-type="float">
            <text:p><text:s text:c="3"/>4,606</text:p>
          </table:table-cell>
          <table:table-cell table:style-name="ce36" office:value-type="float" office:value="497" calcext:value-type="float">
            <text:p><text:s text:c="3"/>497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22" calcext:value-type="float">
            <text:p><text:s text:c="3"/>3,222</text:p>
          </table:table-cell>
          <table:table-cell table:style-name="ce36" office:value-type="float" office:value="21705" calcext:value-type="float">
            <text:p><text:s text:c="3"/>21,70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58" office:value-type="float" office:value="46" calcext:value-type="float">
            <text:p>46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2232" calcext:value-type="float">
            <text:p><text:s text:c="3"/>52,232</text:p>
          </table:table-cell>
          <table:table-cell table:style-name="ce37" office:value-type="float" office:value="1682" calcext:value-type="float">
            <text:p><text:s text:c="3"/>1,682</text:p>
          </table:table-cell>
          <table:table-cell table:style-name="ce37" office:value-type="float" office:value="4623" calcext:value-type="float">
            <text:p><text:s text:c="3"/>4,623</text:p>
          </table:table-cell>
          <table:table-cell table:style-name="ce37" office:value-type="float" office:value="3298" calcext:value-type="float">
            <text:p><text:s text:c="3"/>3,298</text:p>
          </table:table-cell>
          <table:table-cell table:style-name="ce37" office:value-type="float" office:value="1766" calcext:value-type="float">
            <text:p><text:s text:c="3"/>1,766</text:p>
          </table:table-cell>
          <table:table-cell table:style-name="ce37" office:value-type="float" office:value="1137" calcext:value-type="float">
            <text:p><text:s text:c="3"/>1,137</text:p>
          </table:table-cell>
          <table:table-cell table:style-name="ce37" office:value-type="float" office:value="1838" calcext:value-type="float">
            <text:p><text:s text:c="3"/>1,838</text:p>
          </table:table-cell>
          <table:table-cell table:style-name="ce37" office:value-type="float" office:value="5799" calcext:value-type="float">
            <text:p><text:s text:c="3"/>5,799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803" calcext:value-type="float">
            <text:p><text:s text:c="3"/>3,803</text:p>
          </table:table-cell>
          <table:table-cell table:style-name="ce37" office:value-type="float" office:value="26468" calcext:value-type="float">
            <text:p><text:s text:c="3"/>26,468</text:p>
          </table:table-cell>
          <table:table-cell table:style-name="ce37" office:value-type="float" office:value="1677" calcext:value-type="float">
            <text:p><text:s text:c="3"/>1,67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1347" calcext:value-type="float">
            <text:p><text:s text:c="3"/>51,347</text:p>
          </table:table-cell>
          <table:table-cell table:style-name="ce37" office:value-type="float" office:value="2457" calcext:value-type="float">
            <text:p><text:s text:c="3"/>2,457</text:p>
          </table:table-cell>
          <table:table-cell table:style-name="ce37" office:value-type="float" office:value="4477" calcext:value-type="float">
            <text:p><text:s text:c="3"/>4,477</text:p>
          </table:table-cell>
          <table:table-cell table:style-name="ce37" office:value-type="float" office:value="3750" calcext:value-type="float">
            <text:p><text:s text:c="3"/>3,750</text:p>
          </table:table-cell>
          <table:table-cell table:style-name="ce37" office:value-type="float" office:value="2093" calcext:value-type="float">
            <text:p><text:s text:c="3"/>2,093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1610" calcext:value-type="float">
            <text:p><text:s text:c="3"/>1,610</text:p>
          </table:table-cell>
          <table:table-cell table:style-name="ce37" office:value-type="float" office:value="4920" calcext:value-type="float">
            <text:p><text:s text:c="3"/>4,920</text:p>
          </table:table-cell>
          <table:table-cell table:style-name="ce37" office:value-type="float" office:value="501" calcext:value-type="float">
            <text:p><text:s text:c="3"/>501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803" calcext:value-type="float">
            <text:p><text:s text:c="3"/>3,803</text:p>
          </table:table-cell>
          <table:table-cell table:style-name="ce37" office:value-type="float" office:value="26466" calcext:value-type="float">
            <text:p><text:s text:c="3"/>26,46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9" office:value-type="float" office:value="885" calcext:value-type="float">
            <text:p>885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844" calcext:value-type="float">
            <text:p>15,844</text:p>
          </table:table-cell>
          <table:table-cell table:style-name="ce38" office:value-type="float" office:value="686" calcext:value-type="float">
            <text:p>6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44" calcext:value-type="float">
            <text:p>3,844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3268" calcext:value-type="float">
            <text:p>3,268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594" calcext:value-type="float">
            <text:p>6,594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289" calcext:value-type="float">
            <text:p>16,289</text:p>
          </table:table-cell>
          <table:table-cell table:style-name="ce38" office:value-type="float" office:value="821" calcext:value-type="float">
            <text:p>8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24" calcext:value-type="float">
            <text:p>4,224</text:p>
          </table:table-cell>
          <table:table-cell table:style-name="ce38" office:value-type="float" office:value="431" calcext:value-type="float">
            <text:p>431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3387" calcext:value-type="float">
            <text:p>3,387</text:p>
          </table:table-cell>
          <table:table-cell table:style-name="ce38" office:value-type="float" office:value="303" calcext:value-type="float">
            <text:p>30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594" calcext:value-type="float">
            <text:p>6,59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60" office:value-type="float" office:value="-445" calcext:value-type="float">
            <text:p><text:s text:c="7"/>－445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008" calcext:value-type="float">
            <text:p>7,008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54" calcext:value-type="float">
            <text:p>1,754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457" calcext:value-type="float">
            <text:p>1,457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54" calcext:value-type="float">
            <text:p>2,954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71" calcext:value-type="float">
            <text:p>7,571</text:p>
          </table:table-cell>
          <table:table-cell table:style-name="ce39" office:value-type="float" office:value="369" calcext:value-type="float">
            <text:p>3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64" calcext:value-type="float">
            <text:p>1,964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711" calcext:value-type="float">
            <text:p>1,711</text:p>
          </table:table-cell>
          <table:table-cell table:style-name="ce39" office:value-type="float" office:value="142" calcext:value-type="float">
            <text:p>1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54" calcext:value-type="float">
            <text:p>2,95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1" office:value-type="float" office:value="-563" calcext:value-type="float">
            <text:p><text:s text:c="7"/>－563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836" calcext:value-type="float">
            <text:p>8,836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90" calcext:value-type="float">
            <text:p>2,090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718" calcext:value-type="float">
            <text:p>8,718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60" calcext:value-type="float">
            <text:p>2,260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676" calcext:value-type="float">
            <text:p>1,676</text:p>
          </table:table-cell>
          <table:table-cell table:style-name="ce40" office:value-type="float" office:value="161" calcext:value-type="float">
            <text:p>16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40" calcext:value-type="float">
            <text:p>3,64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62" office:value-type="float" office:value="118" calcext:value-type="float">
            <text:p>11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228" calcext:value-type="float">
            <text:p>13,228</text:p>
          </table:table-cell>
          <table:table-cell table:style-name="ce38" office:value-type="float" office:value="1085" calcext:value-type="float">
            <text:p>1,085</text:p>
          </table:table-cell>
          <table:table-cell table:style-name="ce38" office:value-type="float" office:value="4224" calcext:value-type="float">
            <text:p>4,2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1898" calcext:value-type="float">
            <text:p>1,898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1" calcext:value-type="float">
            <text:p>4,821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366" calcext:value-type="float">
            <text:p>12,366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3843" calcext:value-type="float">
            <text:p>3,8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1641" calcext:value-type="float">
            <text:p>1,641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1" calcext:value-type="float">
            <text:p>4,82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862" calcext:value-type="float">
            <text:p>862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084" calcext:value-type="float">
            <text:p>6,084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1964" calcext:value-type="float">
            <text:p>1,9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902" calcext:value-type="float">
            <text:p>90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18" calcext:value-type="float">
            <text:p>2,21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713" calcext:value-type="float">
            <text:p>5,713</text:p>
          </table:table-cell>
          <table:table-cell table:style-name="ce39" office:value-type="float" office:value="572" calcext:value-type="float">
            <text:p>572</text:p>
          </table:table-cell>
          <table:table-cell table:style-name="ce39" office:value-type="float" office:value="1753" calcext:value-type="float">
            <text:p>1,7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816" calcext:value-type="float">
            <text:p>816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18" calcext:value-type="float">
            <text:p>2,21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371" calcext:value-type="float">
            <text:p>371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144" calcext:value-type="float">
            <text:p>7,144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2260" calcext:value-type="float">
            <text:p>2,2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03" calcext:value-type="float">
            <text:p>2,603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53" calcext:value-type="float">
            <text:p>6,653</text:p>
          </table:table-cell>
          <table:table-cell table:style-name="ce40" office:value-type="float" office:value="746" calcext:value-type="float">
            <text:p>746</text:p>
          </table:table-cell>
          <table:table-cell table:style-name="ce40" office:value-type="float" office:value="2090" calcext:value-type="float">
            <text:p>2,0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03" calcext:value-type="float">
            <text:p>2,60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491" calcext:value-type="float">
            <text:p>491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1778" calcext:value-type="float">
            <text:p>11,778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2532" calcext:value-type="float">
            <text:p>2,532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469" calcext:value-type="float">
            <text:p>7,469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1133" calcext:value-type="float">
            <text:p>11,133</text:p>
          </table:table-cell>
          <table:table-cell table:style-name="ce38" office:value-type="float" office:value="454" calcext:value-type="float">
            <text:p>454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2028" calcext:value-type="float">
            <text:p>2,028</text:p>
          </table:table-cell>
          <table:table-cell table:style-name="ce38" office:value-type="float" office:value="102" calcext:value-type="float">
            <text:p>10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462" calcext:value-type="float">
            <text:p>7,4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645" calcext:value-type="float">
            <text:p>645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208" calcext:value-type="float">
            <text:p>5,208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103" calcext:value-type="float">
            <text:p>1,103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26" calcext:value-type="float">
            <text:p>3,326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999" calcext:value-type="float">
            <text:p>4,999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35" calcext:value-type="float">
            <text:p>935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20" calcext:value-type="float">
            <text:p>3,3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209" calcext:value-type="float">
            <text:p>20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570" calcext:value-type="float">
            <text:p>6,570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429" calcext:value-type="float">
            <text:p>1,42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143" calcext:value-type="float">
            <text:p>4,143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134" calcext:value-type="float">
            <text:p>6,134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093" calcext:value-type="float">
            <text:p>1,09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142" calcext:value-type="float">
            <text:p>4,14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5" office:value-type="float" office:value="436" calcext:value-type="float">
            <text:p>436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659" calcext:value-type="float">
            <text:p>7,659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71" calcext:value-type="float">
            <text:p>771</text:p>
          </table:table-cell>
          <table:table-cell table:style-name="ce38" office:value-type="float" office:value="890" calcext:value-type="float">
            <text:p>89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51" calcext:value-type="float">
            <text:p>5,151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48" calcext:value-type="float">
            <text:p>7,448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770" calcext:value-type="float">
            <text:p>770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47" calcext:value-type="float">
            <text:p>5,14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211" calcext:value-type="float">
            <text:p>211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344" calcext:value-type="float">
            <text:p>3,344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60" calcext:value-type="float">
            <text:p>2,26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75" calcext:value-type="float">
            <text:p>3,27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2" table:style-name="ce39" office:value-type="float" office:value="95" calcext:value-type="float">
            <text:p>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56" calcext:value-type="float">
            <text:p>2,25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69" calcext:value-type="float">
            <text:p>6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315" calcext:value-type="float">
            <text:p>4,315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91" calcext:value-type="float">
            <text:p>2,891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73" calcext:value-type="float">
            <text:p>4,173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91" calcext:value-type="float">
            <text:p>2,89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142" calcext:value-type="float">
            <text:p>142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009" calcext:value-type="float">
            <text:p>12,009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04" calcext:value-type="float">
            <text:p>1,604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523" calcext:value-type="float">
            <text:p>8,523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401" calcext:value-type="float">
            <text:p>12,401</text:p>
          </table:table-cell>
          <table:table-cell table:style-name="ce38" office:value-type="float" office:value="467" calcext:value-type="float">
            <text:p>467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771" calcext:value-type="float">
            <text:p>7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83" calcext:value-type="float">
            <text:p>1,583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522" calcext:value-type="float">
            <text:p>8,52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-392" calcext:value-type="float">
            <text:p><text:s text:c="7"/>－392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355" calcext:value-type="float">
            <text:p>5,355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9" calcext:value-type="float">
            <text:p>719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14" calcext:value-type="float">
            <text:p>3,81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75" calcext:value-type="float">
            <text:p>5,575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220" calcext:value-type="float">
            <text:p><text:s text:c="7"/>－220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654" calcext:value-type="float">
            <text:p>6,654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5" calcext:value-type="float">
            <text:p>885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09" calcext:value-type="float">
            <text:p>4,709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26" calcext:value-type="float">
            <text:p>6,826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09" calcext:value-type="float">
            <text:p>4,70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5" office:value-type="float" office:value="-172" calcext:value-type="float">
            <text:p><text:s text:c="7"/>－172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3445" calcext:value-type="float">
            <text:p>33,445</text:p>
          </table:table-cell>
          <table:table-cell table:style-name="ce38" office:value-type="float" office:value="713" calcext:value-type="float">
            <text:p>713</text:p>
          </table:table-cell>
          <table:table-cell table:style-name="ce38" office:value-type="float" office:value="3392" calcext:value-type="float">
            <text:p>3,392</text:p>
          </table:table-cell>
          <table:table-cell table:style-name="ce38" office:value-type="float" office:value="1648" calcext:value-type="float">
            <text:p>1,648</text:p>
          </table:table-cell>
          <table:table-cell table:style-name="ce38" office:value-type="float" office:value="2029" calcext:value-type="float">
            <text:p>2,029</text:p>
          </table:table-cell>
          <table:table-cell table:style-name="ce38" office:value-type="float" office:value="773" calcext:value-type="float">
            <text:p>773</text:p>
          </table:table-cell>
          <table:table-cell table:style-name="ce38" office:value-type="float" office:value="1585" calcext:value-type="float">
            <text:p>1,5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26" calcext:value-type="float">
            <text:p>7,026</text:p>
          </table:table-cell>
          <table:table-cell table:style-name="ce38" office:value-type="float" office:value="15399" calcext:value-type="float">
            <text:p>15,399</text:p>
          </table:table-cell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4093" calcext:value-type="float">
            <text:p>34,093</text:p>
          </table:table-cell>
          <table:table-cell table:style-name="ce38" office:value-type="float" office:value="1117" calcext:value-type="float">
            <text:p>1,117</text:p>
          </table:table-cell>
          <table:table-cell table:style-name="ce38" office:value-type="float" office:value="3268" calcext:value-type="float">
            <text:p>3,268</text:p>
          </table:table-cell>
          <table:table-cell table:style-name="ce38" office:value-type="float" office:value="1897" calcext:value-type="float">
            <text:p>1,897</text:p>
          </table:table-cell>
          <table:table-cell table:style-name="ce38" office:value-type="float" office:value="2527" calcext:value-type="float">
            <text:p>2,527</text:p>
          </table:table-cell>
          <table:table-cell table:style-name="ce38" office:value-type="float" office:value="888" calcext:value-type="float">
            <text:p>888</text:p>
          </table:table-cell>
          <table:table-cell table:style-name="ce38" office:value-type="float" office:value="1603" calcext:value-type="float">
            <text:p>1,6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5" calcext:value-type="float">
            <text:p>3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24" calcext:value-type="float">
            <text:p>7,024</text:p>
          </table:table-cell>
          <table:table-cell table:style-name="ce38" office:value-type="float" office:value="15393" calcext:value-type="float">
            <text:p>15,39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" calcext:value-type="float">
            <text:p>15</text:p>
          </table:table-cell>
          <table:table-cell table:style-name="ce63" office:value-type="float" office:value="-648" calcext:value-type="float">
            <text:p><text:s text:c="7"/>－648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5349" calcext:value-type="float">
            <text:p>15,349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1716" calcext:value-type="float">
            <text:p>1,716</text:p>
          </table:table-cell>
          <table:table-cell table:style-name="ce39" office:value-type="float" office:value="823" calcext:value-type="float">
            <text:p>823</text:p>
          </table:table-cell>
          <table:table-cell table:style-name="ce39" office:value-type="float" office:value="936" calcext:value-type="float">
            <text:p>936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751" calcext:value-type="float">
            <text:p>7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23" calcext:value-type="float">
            <text:p>3,223</text:p>
          </table:table-cell>
          <table:table-cell table:style-name="ce39" office:value-type="float" office:value="7018" calcext:value-type="float">
            <text:p>7,018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490" calcext:value-type="float">
            <text:p>15,490</text:p>
          </table:table-cell>
          <table:table-cell table:style-name="ce39" office:value-type="float" office:value="511" calcext:value-type="float">
            <text:p>511</text:p>
          </table:table-cell>
          <table:table-cell table:style-name="ce39" office:value-type="float" office:value="1457" calcext:value-type="float">
            <text:p>1,457</text:p>
          </table:table-cell>
          <table:table-cell table:style-name="ce39" office:value-type="float" office:value="901" calcext:value-type="float">
            <text:p>901</text:p>
          </table:table-cell>
          <table:table-cell table:style-name="ce39" office:value-type="float" office:value="1097" calcext:value-type="float">
            <text:p>1,097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718" calcext:value-type="float">
            <text:p>7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21" calcext:value-type="float">
            <text:p>3,221</text:p>
          </table:table-cell>
          <table:table-cell table:style-name="ce39" office:value-type="float" office:value="7013" calcext:value-type="float">
            <text:p>7,01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141" calcext:value-type="float">
            <text:p><text:s text:c="7"/>－141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8096" calcext:value-type="float">
            <text:p>18,096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1676" calcext:value-type="float">
            <text:p>1,676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1093" calcext:value-type="float">
            <text:p>1,093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834" calcext:value-type="float">
            <text:p>8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03" calcext:value-type="float">
            <text:p>3,803</text:p>
          </table:table-cell>
          <table:table-cell table:style-name="ce40" office:value-type="float" office:value="8381" calcext:value-type="float">
            <text:p>8,381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603" calcext:value-type="float">
            <text:p>18,603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1430" calcext:value-type="float">
            <text:p>1,430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885" calcext:value-type="float">
            <text:p>8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03" calcext:value-type="float">
            <text:p>3,803</text:p>
          </table:table-cell>
          <table:table-cell table:style-name="ce40" office:value-type="float" office:value="8380" calcext:value-type="float">
            <text:p>8,38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65" office:value-type="float" office:value="-507" calcext:value-type="float">
            <text:p><text:s text:c="7"/>－507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5" calcext:value-type="float">
            <text:p><text:s text:c="7"/>－1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9" calcext:value-type="float">
            <text:p><text:s text:c="7"/>－2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18" calcext:value-type="float">
            <text:p>1,01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4" calcext:value-type="float">
            <text:p>1,00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583" calcext:value-type="float">
            <text:p>5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4" calcext:value-type="float">
            <text:p>14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903" calcext:value-type="float">
            <text:p>8,90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4448" calcext:value-type="float">
            <text:p>4,448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520" calcext:value-type="float">
            <text:p>8,520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4440" calcext:value-type="float">
            <text:p>4,44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383" calcext:value-type="float">
            <text:p>38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33" calcext:value-type="float">
            <text:p>4,133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2017" calcext:value-type="float">
            <text:p>2,01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47" calcext:value-type="float">
            <text:p>3,847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2010" calcext:value-type="float">
            <text:p>2,01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286" calcext:value-type="float">
            <text:p>28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770" calcext:value-type="float">
            <text:p>4,770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23" calcext:value-type="float">
            <text:p>723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2431" calcext:value-type="float">
            <text:p>2,431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73" calcext:value-type="float">
            <text:p>4,673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97" calcext:value-type="float">
            <text:p>97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23" calcext:value-type="float">
            <text:p>2,12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256" calcext:value-type="float">
            <text:p>256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94" calcext:value-type="float">
            <text:p>99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58" calcext:value-type="float">
            <text:p>85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334" calcext:value-type="float">
            <text:p>3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36" calcext:value-type="float">
            <text:p>13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29" calcext:value-type="float">
            <text:p>1,12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9" calcext:value-type="float">
            <text:p>1,00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46" calcext:value-type="float">
            <text:p>1,64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676" calcext:value-type="float">
            <text:p>67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3" calcext:value-type="float">
            <text:p>3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313" calcext:value-type="float">
            <text:p>3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" calcext:value-type="float">
            <text:p><text:s text:c="7"/>－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63" calcext:value-type="float">
            <text:p>3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7" calcext:value-type="float">
            <text:p>37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2025" calcext:value-type="float">
            <text:p>2,025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76" calcext:value-type="float">
            <text:p>3,876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4" calcext:value-type="float">
            <text:p>614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22" calcext:value-type="float">
            <text:p><text:s text:c="7"/>－422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14" calcext:value-type="float">
            <text:p>1,5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911" calcext:value-type="float">
            <text:p>9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1" calcext:value-type="float">
            <text:p>1,69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911" calcext:value-type="float">
            <text:p>9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77" calcext:value-type="float">
            <text:p><text:s text:c="7"/>－177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40" calcext:value-type="float">
            <text:p>1,94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114" calcext:value-type="float">
            <text:p>1,11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5" calcext:value-type="float">
            <text:p>2,18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45" calcext:value-type="float">
            <text:p><text:s text:c="7"/>－24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45" calcext:value-type="float">
            <text:p>1,54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75" calcext:value-type="float">
            <text:p><text:s text:c="7"/>－7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42" calcext:value-type="float">
            <text:p><text:s text:c="7"/>－42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297" calcext:value-type="float">
            <text:p>2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3" calcext:value-type="float">
            <text:p><text:s text:c="7"/>－33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95" calcext:value-type="float">
            <text:p>1,99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42" calcext:value-type="float">
            <text:p><text:s text:c="7"/>－142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353" calcext:value-type="float">
            <text:p>3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5" calcext:value-type="float">
            <text:p><text:s text:c="7"/>－35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89" calcext:value-type="float">
            <text:p>1,08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6" calcext:value-type="float">
            <text:p>1,19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07" calcext:value-type="float">
            <text:p><text:s text:c="7"/>－107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2" calcext:value-type="float">
            <text:p>742</text:p>
          </table:table-cell>
          <table:table-cell table:style-name="ce41" office:value-type="float" office:value="466" calcext:value-type="float">
            <text:p>46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26" calcext:value-type="float">
            <text:p><text:s text:c="7"/>－426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194" calcext:value-type="float">
            <text:p>1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4" calcext:value-type="float">
            <text:p><text:s text:c="7"/>－13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272" calcext:value-type="float">
            <text:p>2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92" calcext:value-type="float">
            <text:p><text:s text:c="7"/>－29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34" calcext:value-type="float">
            <text:p>2,73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1419" calcext:value-type="float">
            <text:p>1,4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74" calcext:value-type="float">
            <text:p><text:s text:c="7"/>－27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43" calcext:value-type="float">
            <text:p>1,24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661" calcext:value-type="float">
            <text:p>6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0" calcext:value-type="float">
            <text:p><text:s text:c="7"/>－180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91" calcext:value-type="float">
            <text:p>1,49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5" calcext:value-type="float">
            <text:p>1,58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758" calcext:value-type="float">
            <text:p>7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4" calcext:value-type="float">
            <text:p><text:s text:c="7"/>－9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96" calcext:value-type="float">
            <text:p>29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1" calcext:value-type="float">
            <text:p><text:s text:c="7"/>－11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33" calcext:value-type="float">
            <text:p>1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5" calcext:value-type="float">
            <text:p><text:s text:c="7"/>－35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3" calcext:value-type="float">
            <text:p>50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63" calcext:value-type="float">
            <text:p>1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6" calcext:value-type="float">
            <text:p><text:s text:c="7"/>－7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9" calcext:value-type="float">
            <text:p><text:s text:c="7"/>－4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37" calcext:value-type="float">
            <text:p>4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5" calcext:value-type="float">
            <text:p><text:s text:c="7"/>－5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44" calcext:value-type="float">
            <text:p><text:s text:c="7"/>－4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43" calcext:value-type="float">
            <text:p>43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24" calcext:value-type="float">
            <text:p>1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09" calcext:value-type="float">
            <text:p>10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71" calcext:value-type="float">
            <text:p>7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9" calcext:value-type="float">
            <text:p>6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63" calcext:value-type="float">
            <text:p>1,56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759" calcext:value-type="float">
            <text:p>75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759" calcext:value-type="float">
            <text:p>7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156" calcext:value-type="float">
            <text:p><text:s text:c="7"/>－156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70" calcext:value-type="float">
            <text:p><text:s text:c="7"/>－70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8" calcext:value-type="float">
            <text:p>92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86" calcext:value-type="float">
            <text:p><text:s text:c="7"/>－8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74" calcext:value-type="float">
            <text:p>1,97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63" office:value-type="float" office:value="193" calcext:value-type="float">
            <text:p>193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63" calcext:value-type="float">
            <text:p>6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81" calcext:value-type="float">
            <text:p>1,08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float" office:value="130" calcext:value-type="float">
            <text:p>130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4" calcext:value-type="float">
            <text:p>614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297" calcext:value-type="float">
            <text:p>2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8" calcext:value-type="float">
            <text:p>4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table:style-name="ce42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141" calcext:value-type="float">
            <text:p>1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4" calcext:value-type="float">
            <text:p>1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56" calcext:value-type="float">
            <text:p>1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4" calcext:value-type="float">
            <text:p>34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261" calcext:value-type="float">
            <text:p>1,26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355" calcext:value-type="float">
            <text:p>3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3" calcext:value-type="float">
            <text:p>56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2" calcext:value-type="float">
            <text:p>23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698" calcext:value-type="float">
            <text:p>698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75" calcext:value-type="float">
            <text:p>17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3" calcext:value-type="float">
            <text:p>32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21" calcext:value-type="float">
            <text:p>32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17" calcext:value-type="float">
            <text:p>61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80" calcext:value-type="float">
            <text:p>18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77" calcext:value-type="float">
            <text:p>377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99" calcext:value-type="float">
            <text:p>29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93" calcext:value-type="float">
            <text:p>9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23" calcext:value-type="float">
            <text:p>2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18" calcext:value-type="float">
            <text:p>61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42" calcext:value-type="float">
            <text:p>1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83" calcext:value-type="float">
            <text:p>28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63" calcext:value-type="float">
            <text:p>56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8" calcext:value-type="float">
            <text:p>2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4" table:style-name="ce43" office:value-type="float" office:value="10" calcext:value-type="float">
            <text:p>10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35" calcext:value-type="float">
            <text:p>335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80" calcext:value-type="float">
            <text:p>8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2" calcext:value-type="float">
            <text:p>42</text:p>
          </table:table-cell>
          <table:table-cell table:style-name="ce69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2年4月8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2.03.xls'#$''.$G$5]"/>
        <table:named-expression table:name="出生" table:base-cell-address="$遷徙.$A$1" table:expression="['file:///D:/123/c62/02%E6%80%A7%E6%AF%94%E4%BE%8B&amp;%E4%BA%BA%E5%8F%A3%E5%AF%86%E5%BA%A6-102.03.xls'#$''.$V$14:.$V$34]"/>
        <table:named-expression table:name="月底人口數" table:base-cell-address="$遷徙.$A$1" table:expression="['file:///D:/123/c62/02%E6%80%A7%E6%AF%94%E4%BE%8B&amp;%E4%BA%BA%E5%8F%A3%E5%AF%86%E5%BA%A6-102.03.xls'#$''.$AT$14:.$AU$34]"/>
        <table:named-expression table:name="死亡" table:base-cell-address="$遷徙.$A$1" table:expression="['file:///D:/123/c62/02%E6%80%A7%E6%AF%94%E4%BE%8B&amp;%E4%BA%BA%E5%8F%A3%E5%AF%86%E5%BA%A6-102.03.xls'#$''.$Y$14:.$Y$34]"/>
        <table:named-expression table:name="結婚" table:base-cell-address="$遷徙.$A$1" table:expression="['file:///D:/123/c62/02%E6%80%A7%E6%AF%94%E4%BE%8B&amp;%E4%BA%BA%E5%8F%A3%E5%AF%86%E5%BA%A6-102.03.xls'#$''.$L$14:.$L$34]"/>
        <table:named-expression table:name="鄰數戶數" table:base-cell-address="$遷徙.$A$1" table:expression="['file:///D:/123/c62/02%E6%80%A7%E6%AF%94%E4%BE%8B&amp;%E4%BA%BA%E5%8F%A3%E5%AF%86%E5%BA%A6-102.03.xls'#$''.$AQ$14:.$AR$34]"/>
        <table:named-expression table:name="離婚" table:base-cell-address="$遷徙.$A$1" table:expression="['file:///D:/123/c62/02%E6%80%A7%E6%AF%94%E4%BE%8B&amp;%E4%BA%BA%E5%8F%A3%E5%AF%86%E5%BA%A6-102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9T10:07:12</meta:creation-date>
    <dc:creator>user</dc:creator>
    <dc:date>2013-04-09T10:37:26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